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Heading_20_TOC" style:master-page-name="Index">
      <style:paragraph-properties style:page-number="1"/>
    </style:style>
    <style:style style:name="P33" style:family="paragraph" style:parent-style-name="Heading_20_4">
      <style:paragraph-properties fo:margin-left="2.429cm" fo:margin-right="0cm" fo:text-indent="0cm" style:auto-text-indent="false"/>
    </style:style>
    <style:style style:name="P34" style:family="paragraph" style:parent-style-name="Heading_20_4">
      <style:paragraph-properties fo:margin-left="2.374cm" fo:margin-right="0cm" fo:text-indent="0cm" style:auto-text-indent="false"/>
    </style:style>
    <style:style style:name="P35" style:family="paragraph" style:parent-style-name="Heading_20_4">
      <style:paragraph-properties fo:margin-left="2.457cm" fo:margin-right="0cm" fo:text-indent="0cm" style:auto-text-indent="false"/>
    </style:style>
    <style:style style:name="P36" style:family="paragraph" style:parent-style-name="Standard" style:master-page-name="Index">
      <style:paragraph-properties style:page-number="auto"/>
    </style:style>
    <style:style style:name="P37" style:family="paragraph" style:parent-style-name="Standard" style:list-style-name="L3">
      <style:paragraph-properties fo:margin-left="3.752cm" fo:margin-right="0cm" fo:text-align="start" style:justify-single-word="false" fo:text-indent="-0.635cm" style:auto-text-indent="false"/>
    </style:style>
    <style:style style:name="P3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0" style:family="paragraph" style:parent-style-name="Text_20_body" style:list-style-name="L2"/>
    <style:style style:name="P41" style:family="paragraph" style:parent-style-name="List" style:list-style-name="L1">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text-properties style:text-underline-style="none"/>
    </style:style>
    <style:style style:name="P44" style:family="paragraph" style:parent-style-name="List" style:list-style-name="L5">
      <style:paragraph-properties fo:margin-left="2.341cm" fo:margin-right="0cm" fo:text-indent="0cm" style:auto-text-indent="false"/>
    </style:style>
    <style:style style:name="P45" style:family="paragraph" style:parent-style-name="List">
      <style:paragraph-properties fo:margin-left="3.037cm" fo:margin-right="0cm" fo:text-indent="0cm" style:auto-text-indent="false"/>
    </style:style>
    <style:style style:name="P46" style:family="paragraph" style:parent-style-name="List" style:list-style-name="L1">
      <style:paragraph-properties fo:margin-left="3.037cm" fo:margin-right="0cm" fo:text-indent="0cm" style:auto-text-indent="false"/>
    </style:style>
    <style:style style:name="P47" style:family="paragraph" style:parent-style-name="List">
      <style:paragraph-properties fo:margin-left="3.752cm" fo:margin-right="0cm" fo:text-indent="0cm" style:auto-text-indent="false"/>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4.589cm" style:type="right" style:leader-style="dotted" style:leader-text="."/>
        </style:tab-stops>
      </style:paragraph-properties>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3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text:a xlink:type="simple" xlink:href="#__RefHeading__4751_400627320" text:style-name="Index_20_Link" text:visited-style-name="Index_20_Link">Chapter 1<text:tab/>About this Guide <text:s text:c="2"/><text:tab/>3</text:a></text:p>
          <text:p text:style-name="P52"><text:a xlink:type="simple" xlink:href="#__RefHeading__4753_400627320" text:style-name="Index_20_Link" text:visited-style-name="Index_20_Link">Other sources of information <text:s text:c="2"/><text:tab/>3</text:a></text:p>
          <text:p text:style-name="P51"><text:a xlink:type="simple" xlink:href="#__RefHeading__21830_1038895957" text:style-name="Index_20_Link" text:visited-style-name="Index_20_Link">Chapter 2<text:tab/>List of supported Network Devices <text:s text:c="2"/><text:tab/>4</text:a></text:p>
          <text:p text:style-name="P51"><text:a xlink:type="simple" xlink:href="#__RefHeading__4775_400627320" text:style-name="Index_20_Link" text:visited-style-name="Index_20_Link">Chapter 3<text:tab/>Switch configuration <text:s text:c="2"/><text:tab/>6</text:a></text:p>
          <text:p text:style-name="P52"><text:a xlink:type="simple" xlink:href="#__RefHeading__21832_1038895957" text:style-name="Index_20_Link" text:visited-style-name="Index_20_Link">Assumptions <text:s text:c="2"/><text:tab/>6</text:a></text:p>
          <text:p text:style-name="P52"><text:a xlink:type="simple" xlink:href="#__RefHeading__21834_1038895957" text:style-name="Index_20_Link" text:visited-style-name="Index_20_Link">3COM <text:s text:c="2"/><text:tab/>7</text:a></text:p>
          <text:p text:style-name="P52"><text:a xlink:type="simple" xlink:href="#__RefHeading__21836_1038895957" text:style-name="Index_20_Link" text:visited-style-name="Index_20_Link">Amer <text:s text:c="2"/><text:tab/>8</text:a></text:p>
          <text:p text:style-name="P52"><text:a xlink:type="simple" xlink:href="#__RefHeading__21936_1038895957" text:style-name="Index_20_Link" text:visited-style-name="Index_20_Link">Cisco <text:s text:c="2"/><text:tab/>9</text:a></text:p>
          <text:p text:style-name="P52"><text:a xlink:type="simple" xlink:href="#__RefHeading__21938_1038895957" text:style-name="Index_20_Link" text:visited-style-name="Index_20_Link">D-Link <text:s text:c="2"/><text:tab/>16</text:a></text:p>
          <text:p text:style-name="P52"><text:a xlink:type="simple" xlink:href="#__RefHeading__21940_1038895957" text:style-name="Index_20_Link" text:visited-style-name="Index_20_Link">Dell <text:s text:c="2"/><text:tab/>17</text:a></text:p>
          <text:p text:style-name="P52"><text:a xlink:type="simple" xlink:href="#__RefHeading__21942_1038895957" text:style-name="Index_20_Link" text:visited-style-name="Index_20_Link">Edge-corE <text:s text:c="2"/><text:tab/>17</text:a></text:p>
          <text:p text:style-name="P52"><text:a xlink:type="simple" xlink:href="#__RefHeading__21944_1038895957" text:style-name="Index_20_Link" text:visited-style-name="Index_20_Link">Enterasys <text:s text:c="2"/><text:tab/>18</text:a></text:p>
          <text:p text:style-name="P52"><text:a xlink:type="simple" xlink:href="#__RefHeading__21946_1038895957" text:style-name="Index_20_Link" text:visited-style-name="Index_20_Link">Extreme Networks <text:s text:c="2"/><text:tab/>21</text:a></text:p>
          <text:p text:style-name="P52"><text:a xlink:type="simple" xlink:href="#__RefHeading__21948_1038895957" text:style-name="Index_20_Link" text:visited-style-name="Index_20_Link">Foundry <text:s text:c="2"/><text:tab/>22</text:a></text:p>
          <text:p text:style-name="P52"><text:a xlink:type="simple" xlink:href="#__RefHeading__21950_1038895957" text:style-name="Index_20_Link" text:visited-style-name="Index_20_Link">HP ProCurve <text:s text:c="2"/><text:tab/>23</text:a></text:p>
          <text:p text:style-name="P52"><text:a xlink:type="simple" xlink:href="#__RefHeading__21952_1038895957" text:style-name="Index_20_Link" text:visited-style-name="Index_20_Link">Intel <text:s text:c="2"/><text:tab/>26</text:a></text:p>
          <text:p text:style-name="P52"><text:a xlink:type="simple" xlink:href="#__RefHeading__2206_1949182198" text:style-name="Index_20_Link" text:visited-style-name="Index_20_Link">Juniper <text:s text:c="2"/><text:tab/>26</text:a></text:p>
          <text:p text:style-name="P52"><text:a xlink:type="simple" xlink:href="#__RefHeading__21954_1038895957" text:style-name="Index_20_Link" text:visited-style-name="Index_20_Link">Linksys <text:s text:c="2"/><text:tab/>28</text:a></text:p>
          <text:p text:style-name="P52"><text:a xlink:type="simple" xlink:href="#__RefHeading__21956_1038895957" text:style-name="Index_20_Link" text:visited-style-name="Index_20_Link">Nortel <text:s text:c="2"/><text:tab/>28</text:a></text:p>
          <text:p text:style-name="P52"><text:a xlink:type="simple" xlink:href="#__RefHeading__21958_1038895957" text:style-name="Index_20_Link" text:visited-style-name="Index_20_Link">SMC <text:s text:c="2"/><text:tab/>30</text:a></text:p>
          <text:p text:style-name="P51"><text:a xlink:type="simple" xlink:href="#__RefHeading__21960_1038895957" text:style-name="Index_20_Link" text:visited-style-name="Index_20_Link">Chapter 4<text:tab/>Wireless Controllers and Access Point Configuration <text:s text:c="2"/><text:tab/>31</text:a></text:p>
          <text:p text:style-name="P52"><text:a xlink:type="simple" xlink:href="#__RefHeading__21962_1038895957" text:style-name="Index_20_Link" text:visited-style-name="Index_20_Link">Assumptions <text:s text:c="2"/><text:tab/>31</text:a></text:p>
          <text:p text:style-name="P52"><text:a xlink:type="simple" xlink:href="#__RefHeading__21964_1038895957" text:style-name="Index_20_Link" text:visited-style-name="Index_20_Link">Unsupported Equipment <text:s text:c="2"/><text:tab/>32</text:a></text:p>
          <text:p text:style-name="P52"><text:a xlink:type="simple" xlink:href="#__RefHeading__21966_1038895957" text:style-name="Index_20_Link" text:visited-style-name="Index_20_Link">Aruba <text:s text:c="2"/><text:tab/>33</text:a></text:p>
          <text:p text:style-name="P52"><text:a xlink:type="simple" xlink:href="#__RefHeading__22016_1038895957" text:style-name="Index_20_Link" text:visited-style-name="Index_20_Link">Cisco <text:s text:c="2"/><text:tab/>34</text:a></text:p>
          <text:p text:style-name="P52"><text:a xlink:type="simple" xlink:href="#__RefHeading__22018_1038895957" text:style-name="Index_20_Link" text:visited-style-name="Index_20_Link">D-Link <text:s text:c="2"/><text:tab/>38</text:a></text:p>
          <text:p text:style-name="P52"><text:a xlink:type="simple" xlink:href="#__RefHeading__17023_1684072385" text:style-name="Index_20_Link" text:visited-style-name="Index_20_Link">Extricom <text:s text:c="2"/><text:tab/>38</text:a></text:p>
          <text:p text:style-name="P52"><text:soft-page-break/><text:a xlink:type="simple" xlink:href="#__RefHeading__22020_1038895957" text:style-name="Index_20_Link" text:visited-style-name="Index_20_Link">HP <text:s text:c="2"/><text:tab/>39</text:a></text:p>
          <text:p text:style-name="P52"><text:a xlink:type="simple" xlink:href="#__RefHeading__2242_1949182198" text:style-name="Index_20_Link" text:visited-style-name="Index_20_Link">Meru <text:s text:c="2"/><text:tab/>39</text:a></text:p>
          <text:p text:style-name="P51"><text:a xlink:type="simple" xlink:href="#__RefHeading__4829_400627320" text:style-name="Index_20_Link" text:visited-style-name="Index_20_Link">Chapter 5<text:tab/>Additional Information <text:s text:c="2"/><text:tab/>40</text:a></text:p>
          <text:p text:style-name="P51"><text:a xlink:type="simple" xlink:href="#__RefHeading__4831_400627320" text:style-name="Index_20_Link" text:visited-style-name="Index_20_Link">Chapter 6<text:tab/>Commercial Support and Contact Information <text:s text:c="2"/><text:tab/>41</text:a></text:p>
          <text:p text:style-name="P51"><text:a xlink:type="simple" xlink:href="#__RefHeading__4833_400627320" text:style-name="Index_20_Link" text:visited-style-name="Index_20_Link">Chapter 7<text:tab/>GNU Free Documentation License <text:s text:c="2"/><text:tab/>42</text:a></text:p>
        </text:index-body>
      </text:table-of-content>
      <text:list xml:id="list2104523381" text:style-name="Outline">
        <text:list-item>
          <text:h text:style-name="P4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39847077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455919420"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800</text:p>
          </table:table-cell>
          <table:table-cell table:style-name="Table1.A5" office:value-type="string">
            <text:p text:style-name="Table_20_Contents">Extricom::EXSW800</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775071204" text:continue-numbering="true" text:style-name="Outline">
        <text:list-item>
          <text:list>
            <text:list-item>
              <text:h text:style-name="Heading_20_2" text:outline-level="2"/>
            </text:list-item>
          </text:list>
        </text:list-item>
        <text:list-item>
          <text:h text:style-name="P49"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137933264" text:continue-numbering="true" text:style-name="Outline">
        <text:list-item>
          <text:list>
            <text:list-item>
              <text:h text:style-name="P50"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906150382" text:style-name="L1">
        <text:list-header>
          <text:p text:style-name="P41">❏<text:tab/>linkUp/linkDown</text:p>
          <text:p text:style-name="P41">❏<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907018204" text:continue-list="list2137933264"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420554913" text:continue-list="list1906150382" text:style-name="L1">
        <text:list-header>
          <text:p text:style-name="P41">❏<text:tab/>linkUp/linkDown</text:p>
        </text:list-header>
      </text:list>
      <text:p text:style-name="Text_20_body">Don't forget to update the startup config !</text:p>
      <text:p text:style-name="Text_20_body"/>
      <text:p text:style-name="Heading_20_3">L2 Switch SS2R24i</text:p>
      <text:list xml:id="list902267205" text:continue-numbering="true" text:style-name="L1">
        <text:list-header>
          <text:p text:style-name="P41">❏<text:tab/>Global config settings:</text:p>
        </text:list-header>
      </text:list>
      <text:p text:style-name="Code">create snmp host 192.168.1.60 v2c public</text:p>
      <text:p text:style-name="Code">create snmp user public ReadGroup</text:p>
      <text:p text:style-name="Code">enable snmp traps </text:p>
      <text:list xml:id="list234431081" text:continue-numbering="true" text:style-name="L1">
        <text:list-header>
          <text:p text:style-name="P41"/>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809717882" text:continue-list="list1907018204"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683603495" text:continue-list="list234431081" text:style-name="L1">
        <text:list-header>
          <text:p text:style-name="P41">❏<text:tab/>linkUp/linkDown</text:p>
          <text:p text:style-name="P41">❏<text:tab/>MAC Notification</text:p>
          <text:p text:style-name="P41">❏<text:tab/>Port Security (with static MACs)</text:p>
          <text:p text:style-name="P41"/>
          <text:p text:style-name="P46">On some recent models, we can also use more secure and robust features, like :</text:p>
          <text:p text:style-name="P46"/>
          <text:p text:style-name="P41">❏<text:tab/>MAC Authentication (Cisco's MAC Authentication Bypass or MAB)</text:p>
          <text:p text:style-name="P41">❏<text:tab/>802.1x (Multi-Host or Multi-Domain)</text:p>
          <text:p text:style-name="P41"/>
        </text:list-header>
      </text:list>
      <text:p text:style-name="Text_20_body">Depending of the switch model, we recommend the use of the most secure and reliable feature first. <text:s/>In other words, you should consider the following order :</text:p>
      <text:list xml:id="list1939333900" text:style-name="L2">
        <text:list-item>
          <text:p text:style-name="P40">802.1x/MAB</text:p>
        </text:list-item>
        <text:list-item>
          <text:p text:style-name="P40">Port-Security</text:p>
        </text:list-item>
        <text:list-item>
          <text:p text:style-name="P40">linkUp/linkDown</text:p>
          <text:p text:style-name="P40"/>
        </text:list-item>
      </text:list>
      <text:p text:style-name="Heading_20_3">2900XL Series and 3500XL Series</text:p>
      <text:list xml:id="list290955706" text:continue-list="list809717882" text:style-name="Outline">
        <text:list-item>
          <text:list>
            <text:list-item>
              <text:list>
                <text:list-item>
                  <text:list>
                    <text:list-item>
                      <text:h text:style-name="P33"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631318283" text:continue-numbering="true" text:style-name="Outline">
        <text:list-item>
          <text:list>
            <text:list-item>
              <text:list>
                <text:list-item>
                  <text:list>
                    <text:list-item>
                      <text:h text:style-name="P33"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308972706" text:style-name="L3">
        <text:list-header>
          <text:p text:style-name="P37"><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2001692892" text:continue-list="list1631318283" text:style-name="Outline">
        <text:list-item>
          <text:list>
            <text:list-item>
              <text:list>
                <text:list-item>
                  <text:list>
                    <text:list-item>
                      <text:h text:style-name="P33"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332653702" text:continue-numbering="true" text:style-name="Outline">
        <text:list-item>
          <text:list>
            <text:list-item>
              <text:list>
                <text:list-item>
                  <text:list>
                    <text:list-item>
                      <text:h text:style-name="P33"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1015363064" text:continue-numbering="true" text:style-name="Outline">
        <text:list-item>
          <text:list>
            <text:list-item>
              <text:list>
                <text:list-item>
                  <text:list>
                    <text:list-item>
                      <text:h text:style-name="P33"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513505699" text:continue-numbering="true" text:style-name="Outline">
        <text:list-item>
          <text:list>
            <text:list-item>
              <text:list>
                <text:list-item>
                  <text:list>
                    <text:list-item>
                      <text:h text:style-name="P33"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112537560" text:continue-list="list1308972706" text:style-name="L3">
        <text:list-header>
          <text:p text:style-name="P38">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637688251" text:continue-numbering="true" text:style-name="L3">
        <text:list-header>
          <text:p text:style-name="P3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687562718" text:continue-list="list513505699"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61623610" text:continue-list="list1683603495" text:style-name="L1">
        <text:list-header>
          <text:p text:style-name="P41">❏<text:tab/>linkUp/linkDown</text:p>
          <text:p text:style-name="P4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420535974" text:continue-list="list1687562718" text:style-name="Outline">
        <text:list-item>
          <text:list>
            <text:list-item>
              <text:h text:style-name="P50"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93846450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657491430" text:continue-list="list261623610" text:style-name="L1">
        <text:list-header>
          <text:p text:style-name="P4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659626886" text:continue-list="list1938464501" text:style-name="Outline">
        <text:list-item>
          <text:list>
            <text:list-item>
              <text:h text:style-name="P50"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043013879" text:continue-list="list1657491430" text:style-name="L1">
        <text:list-header>
          <text:p text:style-name="P41">❏<text:tab/>linkUp/linkDown</text:p>
          <text:p text:style-name="P4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84285652" text:continue-list="list1659626886"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210153326" text:continue-numbering="true" text:style-name="Outline">
        <text:list-item>
          <text:list>
            <text:list-item>
              <text:h text:style-name="P50"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588361105" text:continue-list="list1043013879" text:style-name="L1">
        <text:list-header>
          <text:p text:style-name="P41">❏<text:tab/>linkUp/linkDown</text:p>
          <text:p text:style-name="P41">❏<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574907638" text:continue-numbering="true" text:style-name="L1">
        <text:list-header>
          <text:p text:style-name="P41">❏<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48270704" text:continue-numbering="true" text:style-name="L1">
        <text:list-header>
          <text:p text:style-name="P41">❏<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321125854" text:continue-list="list1210153326" text:style-name="Outline">
        <text:list-item>
          <text:list>
            <text:list-item>
              <text:h text:style-name="P5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94855027" text:continue-list="list948270704"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04985539" text:continue-list="list321125854"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44618431" text:continue-list="list1894855027"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789208774" text:continue-list="list1004985539"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77387437"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235970759" text:continue-numbering="true" text:style-name="Outline">
        <text:list-item>
          <text:list>
            <text:list-item>
              <text:h text:style-name="P5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710260842" text:continue-list="list44618431" text:style-name="L1">
        <text:list-header>
          <text:p text:style-name="P41">❏<text:tab/>linkUp/linkDown</text:p>
        </text:list-header>
      </text:list>
      <text:p text:style-name="Text_20_body">Exact command-line configuration to be contributed...</text:p>
      <text:p text:style-name="Text_20_body"/>
      <text:list xml:id="list1644388159" text:continue-list="list1235970759"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476283183" text:continue-numbering="true" text:style-name="Outline">
        <text:list-item>
          <text:list>
            <text:list-item>
              <text:h text:style-name="P50"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431452425" text:continue-list="list1710260842" text:style-name="L1">
        <text:list-header>
          <text:p text:style-name="P4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727662816" text:continue-list="list47628318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268610607" text:continue-list="list431452425" text:style-name="L1">
        <text:list-header>
          <text:p text:style-name="P41">❏<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532372546" text:continue-list="list727662816"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365215799" text:style-name="L4">
        <text:list-header>
          <text:p text:style-name="P42">❏<text:tab/>linkUp/linkDown on 6128L2, 6224M, 8824M and 8848M</text:p>
          <text:p text:style-name="P4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80055333" text:continue-numbering="true" text:style-name="L4">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P18"/>
      <text:list xml:id="list185163666" text:continue-numbering="true" text:style-name="L4">
        <text:list-header>
          <text:p text:style-name="P4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700961719" text:continue-numbering="true" text:style-name="L4">
        <text:list-header>
          <text:p text:style-name="P42">❏<text:tab/>linkUp/linkDown</text:p>
        </text:list-header>
      </text:list>
      <text:p text:style-name="Text_20_body"/>
      <text:p text:style-name="List">❏<text:tab/>Global config settings</text:p>
      <text:p text:style-name="Code">SNMP-server host 192.168.1.5 public version 1</text:p>
      <text:list xml:id="list2120334129" text:continue-list="list532372546" text:style-name="Outline">
        <text:list-item>
          <text:h text:style-name="P4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104580239" text:style-name="L5">
        <text:list-header>
          <text:p text:style-name="P44">❏<text:tab/>several SSIDs with several VLANs inside each SSID</text:p>
          <text:p text:style-name="P44">❏<text:tab/>authentication against a RADIUS server</text:p>
          <text:p text:style-name="P44">❏<text:tab/>dynamic VLAN assignment (through RADIUS attributes)</text:p>
          <text:p text:style-name="P44">❏<text:tab/>SNMP deauthentication traps</text:p>
          <text:p text:style-name="P44">❏<text:tab/>the deauthentication of an associated station</text:p>
        </text:list-header>
      </text:list>
      <text:list xml:id="list323615898" text:continue-list="list2120334129" text:style-name="Outline">
        <text:list-item>
          <text:list>
            <text:list-item>
              <text:h text:style-name="P5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3"><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795351595" text:continue-numbering="true" text:style-name="Outline">
        <text:list-item>
          <text:list>
            <text:list-item>
              <text:h text:style-name="P50"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747586350" text:continue-numbering="true" text:style-name="Outline">
        <text:list-item>
          <text:list>
            <text:list-item>
              <text:list>
                <text:list-item>
                  <text:list>
                    <text:list-item>
                      <text:h text:style-name="P34"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115997613" text:continue-numbering="true" text:style-name="Outline">
        <text:list-item>
          <text:list>
            <text:list-item>
              <text:list>
                <text:list-item>
                  <text:list>
                    <text:list-item>
                      <text:h text:style-name="P3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1808740553" text:continue-numbering="true" text:style-name="Outline">
        <text:list-item>
          <text:list>
            <text:list-item>
              <text:list>
                <text:list-item>
                  <text:list>
                    <text:list-item>
                      <text:h text:style-name="P3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082999099" text:continue-numbering="true" text:style-name="Outline">
        <text:list-item>
          <text:list>
            <text:list-item>
              <text:list>
                <text:list-item>
                  <text:list>
                    <text:list-item>
                      <text:h text:style-name="P34"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253496681"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5">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063172257" text:continue-numbering="true" text:style-name="Outline">
        <text:list-item>
          <text:list>
            <text:list-item>
              <text:h text:style-name="P50"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167670705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800 Controller</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etc/raddb/clients.conf on the PacketFence server afterward. For the ESSID configuration. in the administration UI, go to <text:span text:style-name="T9">WLAN Settings -&gt; ESSID definitions</text:span>. <text:s/>Create the profiles per the following.</text:p>
      <text:p text:style-name="Text_20_body"/>
      <text:list xml:id="list346521529" text:continue-numbering="true" text:style-name="Outline">
        <text:list-item>
          <text:list>
            <text:list-item>
              <text:list>
                <text:list-item>
                  <text:list>
                    <text:list-item>
                      <text:h text:style-name="P35" text:outline-level="4">Public SSID</text:h>
                    </text:list-item>
                  </text:list>
                </text:list-item>
              </text:list>
            </text:list-item>
          </text:list>
        </text:list-item>
      </text:list>
      <text:p text:style-name="P47">❏<text:tab/>MAC Authentication must be ticked</text:p>
      <text:p text:style-name="P47">❏<text:tab/>Encryption method needs to be set to None</text:p>
      <text:p text:style-name="P47">❏<text:tab/>Select PacketFence as the MAC Authentication RADIUS server (previously added)</text:p>
      <text:p text:style-name="P47"/>
      <text:list xml:id="list1370718999" text:continue-numbering="true" text:style-name="Outline">
        <text:list-item>
          <text:list>
            <text:list-item>
              <text:list>
                <text:list-item>
                  <text:list>
                    <text:list-item>
                      <text:h text:style-name="P35" text:outline-level="4">Secure SSID</text:h>
                    </text:list-item>
                  </text:list>
                </text:list-item>
              </text:list>
            </text:list-item>
          </text:list>
        </text:list-item>
      </text:list>
      <text:p text:style-name="P47">❏<text:tab/>Encryption method needs to be set to WPA Enterprise/WPA2 Enterprise</text:p>
      <text:p text:style-name="P47">❏<text:tab/>AES only needs to be selected</text:p>
      <text:p text:style-name="P47">❏<text:tab/>Select PacketFence as the RADIUS server (previously added)</text:p>
      <text:p text:style-name="P45"/>
      <text:p text:style-name="P45">The final step is to enable SNMP Agent and SNMP Traps on the controller. <text:s/>This is done under the following tab in the administrative UI : <text:span text:style-name="T9">Advanced -&gt; SNMP</text:span></text:p>
      <text:list xml:id="list828682937"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454219477"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121416614" text:continue-numbering="true" text:style-name="Outline">
        <text:list-item>
          <text:h text:style-name="P4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4409353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5377280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GNU Free Documentation License</text:chapter><text:tab/><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04T14:56:54</dc:date>
    <meta:editing-cycles>854</meta:editing-cycles>
    <meta:editing-duration>PT350H07M56S</meta:editing-duration>
    <meta:printed-by>Olivier Bilodeau</meta:printed-by>
    <meta:print-date>2010-07-14T16:24:11</meta:print-date>
    <meta:document-statistic meta:table-count="1" meta:image-count="2" meta:object-count="0" meta:page-count="44" meta:paragraph-count="820" meta:word-count="5545" meta:character-count="38993"/>
    <meta:user-defined meta:name="Info 1"/>
    <meta:user-defined meta:name="Info 2"/>
    <meta:user-defined meta:name="Info 3"/>
    <meta:user-defined meta:name="Info 4"/>
  </office:meta>
</office:document-meta>
</file>